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A000000CDDB4F2EC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025cm" svg:height="7.23cm" svg:x="0.475cm" svg:y="0.27cm">
          <draw:image xlink:href="Pictures/10000000000001AA000000CDDB4F2EC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11T18:42:31</meta:creation-date>
    <dc:date>2011-10-11T18:43:23</dc:date>
    <dc:creator>Alberto Montresor</dc:creator>
    <meta:editing-duration>PT54S</meta:editing-duration>
    <meta:editing-cycles>1</meta:editing-cycles>
    <meta:document-statistic meta:object-count="1"/>
    <meta:generator>OpenOffice.org/3.3$Unix OpenOffice.org_project/330m20$Build-9567</meta:generator>
  </office:meta>
</office:document-meta>
</file>